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adornments="Normal" style:font-family-generic="modern" style:font-pitch="fixed"/>
    <style:font-face style:name="Arial1" svg:font-family="Arial"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e6e6ff" draw:textarea-horizontal-align="center" draw:textarea-vertical-align="top" draw:auto-grow-height="false"/>
    </style:style>
    <style:style style:name="gr2" style:family="graphic" style:parent-style-name="standard">
      <style:graphic-properties draw:fill="solid" draw:fill-color="#e6e6ff" draw:textarea-horizontal-align="center" draw:textarea-vertical-align="top" draw:auto-grow-height="false"/>
    </style:style>
    <style:style style:name="gr3" style:family="graphic" style:parent-style-name="standard">
      <style:graphic-properties draw:fill="solid" draw:fill-color="#e6e6ff" draw:textarea-horizontal-align="left" draw:textarea-vertical-align="bottom" draw:auto-grow-height="false"/>
    </style:style>
    <style:style style:name="gr4" style:family="graphic" style:parent-style-name="standard">
      <style:graphic-properties draw:fill-color="#ffffcc" draw:opacity="40%" draw:textarea-horizontal-align="justify" draw:textarea-vertical-align="middle" draw:auto-grow-height="false" draw:shadow-opacity="40%"/>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none" draw:textarea-vertical-align="middle" draw:auto-grow-height="false" fo:min-height="0.749cm" fo:min-width="0.499cm"/>
    </style:style>
    <style:style style:name="gr9" style:family="graphic" style:parent-style-name="standard">
      <style:graphic-properties draw:marker-end="Arrow_20_concave" draw:marker-end-width="0.3cm" draw:textarea-horizontal-align="center" draw:textarea-vertical-align="middle"/>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marker-end="Arrow_20_concave" draw:textarea-horizontal-align="center" draw:textarea-vertical-align="middle"/>
    </style:style>
    <style:style style:name="gr12" style:family="graphic" style:parent-style-name="standard">
      <style:graphic-properties draw:stroke="dash" draw:stroke-dash="Fine_20_Dashed" draw:fill-color="#ffff99" draw:textarea-horizontal-align="justify" draw:textarea-vertical-align="middle" draw:auto-grow-height="false"/>
    </style:style>
    <style:style style:name="gr13" style:family="graphic" style:parent-style-name="standard">
      <style:graphic-properties draw:fill-color="#ffff99" draw:textarea-horizontal-align="justify" draw:textarea-vertical-align="middle" draw:auto-grow-height="false"/>
    </style:style>
    <style:style style:name="gr14" style:family="graphic" style:parent-style-name="standard">
      <style:graphic-properties draw:fill="solid" draw:fill-color="#ffffcc" draw:opacity="50%" draw:textarea-horizontal-align="left" draw:textarea-vertical-align="top" draw:auto-grow-height="false" draw:shadow-opacity="50%"/>
    </style:style>
    <style:style style:name="gr15" style:family="graphic" style:parent-style-name="standard">
      <style:graphic-properties draw:marker-end="Arrow_20_concave" draw:marker-end-width="0.2cm" draw:textarea-horizontal-align="center" draw:textarea-vertical-align="middle"/>
    </style:style>
    <style:style style:name="P1" style:family="paragraph">
      <style:paragraph-properties fo:margin-left="0cm" fo:margin-right="0cm" fo:text-align="center" fo:text-indent="0cm"/>
      <style:text-properties fo:font-size="18pt" fo:font-weight="normal" style:font-size-asian="18pt" style:font-weight-asian="normal" style:font-size-complex="18pt" style:font-weight-complex="normal"/>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center" fo:text-indent="0cm"/>
      <style:text-properties fo:font-size="18pt" style:font-size-asian="18pt" style:font-size-complex="18pt"/>
    </style:style>
    <style:style style:name="P5" style:family="paragraph">
      <style:paragraph-properties fo:margin-left="0cm" fo:margin-right="0cm" fo:text-align="center" fo:text-indent="0cm"/>
      <style:text-properties fo:font-size="14pt" fo:font-style="italic" style:font-size-asian="18pt" style:font-size-complex="18pt"/>
    </style:style>
    <style:style style:name="P6" style:family="paragraph">
      <style:paragraph-properties fo:margin-left="0cm" fo:margin-right="0cm" fo:text-align="center" fo:text-indent="0cm"/>
      <style:text-properties fo:font-size="14pt" style:font-size-asian="18pt" style:font-size-complex="18pt"/>
    </style:style>
    <style:style style:name="P7" style:family="paragraph">
      <style:paragraph-properties fo:text-align="center"/>
      <style:text-properties fo:font-size="14pt"/>
    </style:style>
    <style:style style:name="P8" style:family="paragraph">
      <style:paragraph-properties fo:margin-left="0cm" fo:margin-right="0cm" fo:line-height="100%" fo:text-align="start" fo:text-indent="0cm"/>
    </style:style>
    <style:style style:name="P9" style:family="paragraph">
      <style:paragraph-properties fo:margin-left="0cm" fo:margin-right="0cm" fo:line-height="100%" fo:text-align="start" fo:text-indent="0cm"/>
      <style:text-properties style:font-name="FreeMono2" fo:font-size="14pt" style:font-size-asian="18pt" style:font-size-complex="18pt"/>
    </style:style>
    <style:style style:name="P10" style:family="paragraph">
      <style:paragraph-properties fo:margin-left="0cm" fo:margin-right="0cm" fo:text-align="center" fo:text-indent="0cm"/>
      <style:text-properties fo:font-size="14pt" fo:font-weight="bold" style:font-size-asian="18pt" style:font-size-complex="18pt"/>
    </style:style>
    <style:style style:name="P11" style:family="paragraph">
      <style:paragraph-properties fo:text-align="center"/>
      <style:text-properties fo:font-size="12pt" style:font-size-asian="18pt" style:font-size-complex="18pt"/>
    </style:style>
    <style:style style:name="P12" style:family="paragraph">
      <style:paragraph-properties fo:margin-left="0cm" fo:margin-right="0cm" fo:text-align="start" fo:text-indent="0cm"/>
    </style:style>
    <style:style style:name="P13" style:family="paragraph">
      <style:paragraph-properties fo:margin-left="0cm" fo:margin-right="0cm" fo:text-align="center" fo:text-indent="0cm"/>
      <style:text-properties style:font-name="FreeMono2" fo:font-size="14pt" style:font-size-asian="18pt" style:font-size-complex="18pt"/>
    </style:style>
    <style:style style:name="P14" style:family="paragraph">
      <style:paragraph-properties fo:margin-left="0cm" fo:margin-right="0cm" fo:text-align="center" fo:text-indent="0cm"/>
      <style:text-properties fo:font-size="12pt" style:font-size-asian="18pt" style:font-size-complex="18pt"/>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size="14pt" fo:font-style="italic" style:font-size-asian="18pt" style:font-size-complex="18pt"/>
    </style:style>
    <style:style style:name="T5" style:family="text">
      <style:text-properties fo:font-size="14pt"/>
    </style:style>
    <style:style style:name="T6" style:family="text">
      <style:text-properties fo:font-size="14pt" style:font-size-asian="18pt" style:font-size-complex="18pt"/>
    </style:style>
    <style:style style:name="T7" style:family="text">
      <style:text-properties style:font-name="FreeMono2" fo:font-size="14pt" fo:font-weight="bold" style:font-size-asian="18pt" style:font-weight-asian="bold" style:font-size-complex="18pt" style:font-weight-complex="bold"/>
    </style:style>
    <style:style style:name="T8" style:family="text">
      <style:text-properties style:font-name="FreeMono2" fo:font-size="14pt" style:font-size-asian="18pt" style:font-size-complex="18pt"/>
    </style:style>
    <style:style style:name="T9" style:family="text">
      <style:text-properties fo:font-size="14pt" fo:font-weight="bold" style:font-size-asian="18pt" style:font-size-complex="18pt"/>
    </style:style>
    <style:style style:name="T10" style:family="text">
      <style:text-properties fo:font-size="12pt" style:font-size-asian="18pt" style:font-size-complex="18pt"/>
    </style:style>
    <style:style style:name="T11" style:family="text">
      <style:text-properties fo:font-size="10pt" fo:font-style="italic"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cm" svg:height="3cm" svg:x="8.8cm" svg:y="1.5cm">
          <text:p text:style-name="P2"><text:span text:style-name="T1"/></text:p>
          <draw:enhanced-geometry svg:viewBox="0 0 21600 21600" draw:mirror-horizontal="false" draw:mirror-vertical="false" draw:type="rectangle" draw:enhanced-path="M 0 0 L 21600 0 21600 21600 0 21600 0 0 Z N"/>
        </draw:custom-shape>
        <draw:custom-shape draw:style-name="gr2" draw:text-style-name="P1" xml:id="id7" draw:id="id7" draw:layer="layout" svg:width="5.5cm" svg:height="2.541cm" svg:x="17cm" svg:y="7.959cm">
          <text:p text:style-name="P2"><text:span text:style-name="T1">other repositories</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13.5cm" svg:height="4cm" svg:x="5.7cm" svg:y="13.1cm">
          <text:p text:style-name="P2"><text:span text:style-name="T1">Users</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4.6cm" svg:height="3cm" svg:x="3.7cm" svg:y="1.5cm">
          <text:p text:style-name="P2"><text:span text:style-name="T1"/></text:p>
          <draw:enhanced-geometry svg:viewBox="0 0 21600 21600" draw:mirror-horizontal="false" draw:mirror-vertical="false" draw:type="rectangle" draw:enhanced-path="M 0 0 L 21600 0 21600 21600 0 21600 0 0 Z N"/>
        </draw:custom-shape>
        <draw:custom-shape draw:style-name="gr4" draw:text-style-name="P3" draw:layer="layout" svg:width="10.5cm" svg:height="5.6cm" svg:x="3.7cm" svg:y="5.9cm">
          <text:p/>
          <draw:enhanced-geometry svg:viewBox="0 0 21600 21600" draw:mirror-horizontal="false" draw:mirror-vertical="false" draw:type="rectangle" draw:enhanced-path="M 0 0 L 21600 0 21600 21600 0 21600 0 0 Z N"/>
        </draw:custom-shape>
        <draw:frame draw:style-name="gr5" draw:layer="layout" svg:width="0.502cm" svg:height="1.195cm" svg:x="5.2cm" svg:y="3.4cm">
          <draw:text-box>
            <text:p/>
          </draw:text-box>
        </draw:frame>
        <draw:custom-shape draw:style-name="gr6" draw:text-style-name="P4" draw:layer="layout" svg:width="2.198cm" svg:height="0.808cm" svg:x="4.4cm" svg:y="6.592cm">
          <text:p text:style-name="P2"><text:span text:style-name="T2">central</text:span><text:span text:style-name="T3"><text:line-break/></text:span><text:span text:style-name="T3">repository</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2.198cm" svg:height="0.808cm" svg:x="9.2cm" svg:y="6.292cm">
          <text:p text:style-name="P2"><text:span text:style-name="T4">aggregation</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2cm" svg:height="0.81cm" svg:x="9.1cm" svg:y="3.3cm">
          <text:p text:style-name="P2"><text:span text:style-name="T5">Apache</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7cm" svg:height="0.81cm" svg:x="11.5cm" svg:y="3.3cm">
          <text:p text:style-name="P2"><text:span text:style-name="T5">Codehaus</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2cm" svg:height="0.81cm" svg:x="14.4cm" svg:y="3.3cm">
          <text:p text:style-name="P2"><text:span text:style-name="T5">OSSRH</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198cm" svg:height="0.808cm" svg:x="4.902cm" svg:y="1.992cm">
          <text:p text:style-name="P2"><text:span text:style-name="T6">project-dedicated</text:span><text:span text:style-name="T6"><text:line-break/></text:span><text:span text:style-name="T6">artifact repositorie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198cm" svg:height="0.808cm" svg:x="12.202cm" svg:y="1.992cm">
          <text:p text:style-name="P2"><text:span text:style-name="T6">public forges (multi-projects)</text:span><text:span text:style-name="T6"><text:line-break/></text:span><text:span text:style-name="T6">artifact repositories</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0.7cm" svg:height="0.81cm" svg:x="6cm" svg:y="3.3cm">
          <text:p text:style-name="P2"><text:span text:style-name="T5">y</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0.7cm" svg:height="0.81cm" svg:x="6.9cm" svg:y="3.3cm">
          <text:p text:style-name="P2"><text:span text:style-name="T5">...</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cm" svg:height="0.81cm" svg:x="17.4cm" svg:y="9.3cm">
          <text:p text:style-name="P2"><text:span text:style-name="T5">java.net</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1.7cm" svg:height="0.81cm" svg:x="19.6cm" svg:y="9.3cm">
          <text:p text:style-name="P2"><text:span text:style-name="T5">JBoss</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0.7cm" svg:height="0.81cm" svg:x="16.8cm" svg:y="3.3cm">
          <text:p text:style-name="P2"><text:span text:style-name="T5">...</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0.7cm" svg:height="0.81cm" svg:x="21.5cm" svg:y="9.3cm">
          <text:p text:style-name="P2"><text:span text:style-name="T5">...</text:span></text:p>
          <draw:enhanced-geometry svg:viewBox="0 0 21600 21600" draw:mirror-horizontal="false" draw:mirror-vertical="false" draw:type="rectangle" draw:enhanced-path="M 0 0 L 21600 0 21600 21600 0 21600 0 0 Z N"/>
        </draw:custom-shape>
        <draw:custom-shape draw:style-name="gr8" draw:text-style-name="P3" xml:id="id1" draw:id="id1" draw:layer="layout" svg:width="0.5cm" svg:height="6cm" draw:transform="rotate (1.5707963267949) translate (7.2cm 6.4cm)">
          <text:p/>
          <draw:enhanced-geometry svg:viewBox="0 0 21600 21600" draw:glue-points="21600 0 0 10800 21600 21600" draw:text-areas="13800 ?f9 21600 ?f10" draw:type="left-brace" draw:modifiers="1800 10868.11259806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9" draw:text-style-name="P7" draw:layer="layout" draw:type="line" svg:x1="10.2cm" svg:y1="6.4cm" svg:x2="10.2cm" svg:y2="7.591cm" draw:start-shape="id1" draw:start-glue-point="5" draw:end-shape="id2" draw:end-glue-point="0" svg:d="M10200 6400v1191" svg:viewBox="0 0 1 1192">
          <text:p/>
        </draw:connector>
        <draw:custom-shape draw:style-name="gr6" draw:text-style-name="P6" draw:layer="layout" svg:width="2.198cm" svg:height="0.808cm" svg:x="5.902cm" svg:y="13.6cm">
          <text:p text:style-name="P2"><text:span text:style-name="T5">central</text:span><text:span text:style-name="T5"><text:line-break/></text:span><text:span text:style-name="T5">(default)</text:span></text:p>
          <draw:enhanced-geometry svg:viewBox="0 0 21600 21600" draw:mirror-horizontal="false" draw:mirror-vertical="false" draw:type="rectangle" draw:enhanced-path="M 0 0 L 21600 0 21600 21600 0 21600 0 0 Z N"/>
        </draw:custom-shape>
        <draw:custom-shape draw:style-name="gr6" draw:text-style-name="P9" draw:layer="layout" svg:width="2.198cm" svg:height="0.808cm" svg:x="11cm" svg:y="14.592cm">
          <text:p text:style-name="P8"><text:span text:style-name="T7">settings.xml</text:span><text:span text:style-name="T8"><text:line-break/></text:span><text:span text:style-name="T8">&lt;mirrorOf&gt;</text:span></text:p>
          <draw:enhanced-geometry svg:viewBox="0 0 21600 21600" draw:mirror-horizontal="false" draw:mirror-vertical="false" draw:type="rectangle" draw:enhanced-path="M 0 0 L 21600 0 21600 21600 0 21600 0 0 Z N"/>
        </draw:custom-shape>
        <draw:custom-shape draw:style-name="gr10" draw:text-style-name="P6" xml:id="id3" draw:id="id3" draw:layer="layout" svg:width="2.2cm" svg:height="0.81cm" svg:x="8.3cm" svg:y="15.69cm">
          <text:p text:style-name="P2"><text:span text:style-name="T5">Maven</text:span></text:p>
          <draw:enhanced-geometry svg:viewBox="0 0 21600 21600" draw:mirror-horizontal="false" draw:mirror-vertical="false" draw:type="rectangle" draw:enhanced-path="M 0 0 L 21600 0 21600 21600 0 21600 0 0 Z N"/>
        </draw:custom-shape>
        <draw:connector draw:style-name="gr11" draw:text-style-name="P3" draw:layer="layout" draw:line-skew="1.851cm" svg:x1="9.4cm" svg:y1="15.69cm" svg:x2="7cm" svg:y2="10.609cm" draw:start-shape="id3" draw:start-glue-point="0" draw:end-shape="id4" draw:end-glue-point="2" svg:d="M9400 15690v-690h-2400v-4391" svg:viewBox="0 0 2401 5082">
          <text:p/>
        </draw:connector>
        <draw:custom-shape draw:style-name="gr10" draw:text-style-name="P6" xml:id="id5" draw:id="id5" draw:layer="layout" svg:width="5cm" svg:height="0.81cm" svg:x="12.7cm" svg:y="13.4cm">
          <text:p text:style-name="P2"><text:span text:style-name="T5">Repository Manager</text:span></text:p>
          <draw:enhanced-geometry svg:viewBox="0 0 21600 21600" draw:mirror-horizontal="false" draw:mirror-vertical="false" draw:type="rectangle" draw:enhanced-path="M 0 0 L 21600 0 21600 21600 0 21600 0 0 Z N"/>
        </draw:custom-shape>
        <draw:connector draw:style-name="gr11" draw:text-style-name="P3" draw:layer="layout" draw:line-skew="0.05cm" svg:x1="9.4cm" svg:y1="15.69cm" svg:x2="15.2cm" svg:y2="14.21cm" draw:start-shape="id3" draw:start-glue-point="0" draw:end-shape="id5" svg:d="M9400 15690v-690h5800v-790" svg:viewBox="0 0 5801 1481">
          <text:p/>
        </draw:connector>
        <draw:connector draw:style-name="gr11" draw:text-style-name="P3" draw:layer="layout" draw:line-skew="1.655cm" svg:x1="9.4cm" svg:y1="15.69cm" svg:x2="11.7cm" svg:y2="11cm" draw:start-shape="id3" draw:start-glue-point="0" draw:end-shape="id6" draw:end-glue-point="2" svg:d="M9400 15690v-690h2300v-4000" svg:viewBox="0 0 2301 4691">
          <text:p/>
        </draw:connector>
        <draw:connector draw:style-name="gr11" draw:text-style-name="P3" draw:layer="layout" draw:line-skew="0.55cm" svg:x1="15.2cm" svg:y1="13.4cm" svg:x2="19.75cm" svg:y2="10.5cm" draw:start-shape="id5" draw:start-glue-point="0" draw:end-shape="id7" draw:end-glue-point="2" svg:d="M15200 13400v-900h4550v-2000" svg:viewBox="0 0 4551 2901">
          <text:p/>
        </draw:connector>
        <draw:connector draw:style-name="gr11" draw:text-style-name="P3" draw:layer="layout" draw:line-skew="0.244cm" svg:x1="15.2cm" svg:y1="13.4cm" svg:x2="12.984cm" svg:y2="11.613cm" draw:start-shape="id5" draw:start-glue-point="0" svg:d="M15200 13400v-900h-2216v-887" svg:viewBox="0 0 2217 1788">
          <text:p/>
        </draw:connector>
        <draw:custom-shape draw:style-name="gr12" draw:text-style-name="P6" xml:id="id2" draw:id="id2" draw:layer="layout" svg:width="3.4cm" svg:height="0.809cm" svg:x="8.5cm" svg:y="7.591cm">
          <text:p text:style-name="P2"><text:span text:style-name="T5">central data</text:span></text:p>
          <draw:enhanced-geometry svg:viewBox="0 0 21600 21600" draw:mirror-horizontal="false" draw:mirror-vertical="false" draw:type="rectangle" draw:enhanced-path="M 0 0 L 21600 0 21600 21600 0 21600 0 0 Z N"/>
        </draw:custom-shape>
        <draw:custom-shape draw:style-name="gr13" draw:text-style-name="P10" xml:id="id4" draw:id="id4" draw:layer="layout" svg:width="3.4cm" svg:height="0.809cm" svg:x="5.3cm" svg:y="9.8cm">
          <text:p text:style-name="P2"><text:span text:style-name="T9">repo CDN</text:span></text:p>
          <draw:enhanced-geometry svg:viewBox="0 0 21600 21600" draw:mirror-horizontal="false" draw:mirror-vertical="false" draw:type="rectangle" draw:enhanced-path="M 0 0 L 21600 0 21600 21600 0 21600 0 0 Z N"/>
        </draw:custom-shape>
        <draw:custom-shape draw:style-name="gr14" draw:text-style-name="P6" xml:id="id6" draw:id="id6" draw:layer="layout" svg:width="4cm" svg:height="1.2cm" svg:x="9.7cm" svg:y="9.8cm">
          <text:p text:style-name="P2"><text:span text:style-name="T5">mirrors</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1.8cm" svg:height="0.809cm" svg:x="11.7cm" svg:y="10cm">
          <text:p text:style-name="P2"><text:span text:style-name="T5">ibiblio</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2.198cm" svg:height="0.808cm" svg:x="9.1cm" svg:y="8.392cm">
          <text:p text:style-name="P2"><text:span text:style-name="T4">publication</text:span></text:p>
          <draw:enhanced-geometry svg:viewBox="0 0 21600 21600" draw:mirror-horizontal="false" draw:mirror-vertical="false" draw:type="rectangle" draw:enhanced-path="M 0 0 L 21600 0 21600 21600 0 21600 0 0 Z N"/>
        </draw:custom-shape>
        <draw:connector draw:style-name="gr11" draw:text-style-name="P3" draw:layer="layout" svg:x1="10.2cm" svg:y1="8.4cm" svg:x2="11.7cm" svg:y2="9.8cm" draw:start-shape="id2" draw:start-glue-point="2" draw:end-shape="id6" draw:end-glue-point="0" svg:d="M10200 8400v700h1500v700" svg:viewBox="0 0 1501 1401">
          <text:p/>
        </draw:connector>
        <draw:connector draw:style-name="gr11" draw:text-style-name="P3" draw:layer="layout" svg:x1="10.2cm" svg:y1="8.4cm" svg:x2="7cm" svg:y2="9.8cm" draw:start-shape="id2" draw:start-glue-point="2" draw:end-shape="id4" draw:end-glue-point="0" svg:d="M10200 8400v699h-3200v701" svg:viewBox="0 0 3201 1401">
          <text:p/>
        </draw:connector>
        <draw:custom-shape draw:style-name="gr12" draw:text-style-name="P11" draw:layer="layout" svg:width="1.7cm" svg:height="1cm" svg:x="11.5cm" svg:y="8cm">
          <text:p text:style-name="P3"><text:span text:style-name="T10">index</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1" draw:text-style-name="P3" draw:layer="layout" svg:x1="10.5cm" svg:y1="16.095cm" svg:x2="19.75cm" svg:y2="10.5cm" draw:start-shape="id3" draw:start-glue-point="1" draw:end-shape="id7" draw:end-glue-point="2" svg:d="M10500 16095h9250v-5595" svg:viewBox="0 0 9251 5596">
          <text:p/>
        </draw:connector>
        <draw:custom-shape draw:style-name="gr6" draw:text-style-name="P13" draw:layer="layout" svg:width="2.198cm" svg:height="0.808cm" svg:x="15.402cm" svg:y="15.892cm">
          <text:p text:style-name="P12"><text:span text:style-name="T7">pom.xml</text:span><text:span text:style-name="T8"><text:line-break/></text:span><text:span text:style-name="T8">&lt;repository&gt;</text:span><text:span text:style-name="T8"><text:line-break/></text:span><text:span text:style-name="T8">&lt;pluginRepository&gt;</text:span></text:p>
          <draw:enhanced-geometry svg:viewBox="0 0 21600 21600" draw:mirror-horizontal="false" draw:mirror-vertical="false" draw:type="rectangle" draw:enhanced-path="M 0 0 L 21600 0 21600 21600 0 21600 0 0 Z N"/>
        </draw:custom-shape>
        <draw:custom-shape draw:style-name="gr10" draw:text-style-name="P14" xml:id="id8" draw:id="id8" draw:layer="layout" svg:width="3cm" svg:height="0.5cm" svg:x="10.6cm" svg:y="16.5cm">
          <text:p text:style-name="P2"><text:span text:style-name="T10">local repository</text:span></text:p>
          <draw:enhanced-geometry svg:viewBox="0 0 21600 21600" draw:mirror-horizontal="false" draw:mirror-vertical="false" draw:type="rectangle" draw:enhanced-path="M 0 0 L 21600 0 21600 21600 0 21600 0 0 Z N"/>
        </draw:custom-shape>
        <draw:connector draw:style-name="gr15" draw:text-style-name="P3" draw:layer="layout" svg:x1="9.4cm" svg:y1="16.5cm" svg:x2="10.6cm" svg:y2="16.75cm" draw:start-shape="id3" draw:start-glue-point="2" draw:end-shape="id8" draw:end-glue-point="3" svg:d="M9400 16500v250h1200" svg:viewBox="0 0 1201 251">
          <text:p/>
        </draw:connector>
        <draw:custom-shape draw:style-name="gr7" draw:text-style-name="P6" draw:layer="layout" svg:width="0.7cm" svg:height="0.81cm" svg:x="5.1cm" svg:y="3.3cm">
          <text:p text:style-name="P2"><text:span text:style-name="T5">x</text:span></text:p>
          <draw:enhanced-geometry svg:viewBox="0 0 21600 21600" draw:mirror-horizontal="false" draw:mirror-vertical="false" draw:type="rectangle" draw:enhanced-path="M 0 0 L 21600 0 21600 21600 0 21600 0 0 Z N"/>
        </draw:custom-shape>
        <draw:custom-shape draw:style-name="gr12" draw:text-style-name="P11" draw:layer="layout" svg:width="4.201cm" svg:height="1cm" svg:x="5.1cm" svg:y="8.001cm">
          <text:p text:style-name="P3"><text:span text:style-name="T10">archetype catalog</text:span></text:p>
          <draw:enhanced-geometry svg:viewBox="0 0 21600 21600" draw:text-areas="?f1 ?f2 ?f3 ?f4" draw:type="star8" draw:modifiers="2451.9752498810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9" draw:text-style-name="P7" draw:layer="layout" draw:type="line" svg:x1="12.864cm" svg:y1="4.618cm" svg:x2="12.864cm" svg:y2="5.788cm" svg:d="M12864 4618v1170" svg:viewBox="0 0 1 1171">
          <text:p/>
        </draw:connector>
        <draw:connector draw:style-name="gr9" draw:text-style-name="P7" draw:layer="layout" draw:type="line" svg:x1="7.624cm" svg:y1="5.728cm" svg:x2="7.624cm" svg:y2="4.618cm" svg:d="M7624 5728v-1110" svg:viewBox="0 0 1 1111">
          <text:p/>
        </draw:connector>
        <draw:custom-shape draw:style-name="gr6" draw:text-style-name="P5" draw:layer="layout" svg:width="2.198cm" svg:height="0.808cm" svg:x="11.8cm" svg:y="4.592cm">
          <text:p text:style-name="P2"><text:span text:style-name="T4">push</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2.198cm" svg:height="0.808cm" svg:x="6.6cm" svg:y="4.992cm">
          <text:p text:style-name="P2"><text:span text:style-name="T4">rsync</text:span></text:p>
          <text:p text:style-name="P2"><text:span text:style-name="T11">(deprecated)</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Mono1" svg:font-family="FreeMono" style:font-family-generic="modern" style:font-pitch="fixed"/>
    <style:font-face style:name="FreeMono2" svg:font-family="FreeMono" style:font-adornments="Normal" style:font-family-generic="modern" style:font-pitch="fixed"/>
    <style:font-face style:name="Arial1" svg:font-family="Arial"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meta:creation-date>2008-12-20T23:12:09</meta:creation-date>
    <dc:date>2014-09-28T11:54:34.853370738</dc:date>
    <meta:editing-cycles>66</meta:editing-cycles>
    <meta:editing-duration>PT12H40M25S</meta:editing-duration>
    <meta:document-statistic meta:object-count="48"/>
    <meta:user-defined meta:name="Info 1"/>
    <meta:user-defined meta:name="Info 2"/>
    <meta:user-defined meta:name="Info 3"/>
    <meta:user-defined meta:name="Info 4"/>
  </office:meta>
</office:document-meta>
</file>